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6.5827in"/>
    </style:style>
    <style:style style:name="co3" style:family="table-column">
      <style:table-column-properties fo:break-before="auto" style:column-width="7.9409in"/>
    </style:style>
    <style:style style:name="co4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6.70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6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command</text:p>
          </table:table-cell>
          <table:table-cell table:style-name="ce6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un hello-world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image ls</text:p>
          </table:table-cell>
          <table:table-cell table:style-name="ce6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ls</text:p>
          </table:table-cell>
          <table:table-cell table:style-name="ce6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ls -a</text:p>
          </table:table-cell>
          <table:table-cell table:style-name="ce6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image rm hello-world </text:p>
          </table:table-cell>
          <table:table-cell table:style-name="ce6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ls -a | grep hello-world</text:p>
          </table:table-cell>
          <table:table-cell table:style-name="ce6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m id</text:p>
          </table:table-cell>
          <table:table-cell table:style-name="ce6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m id1 id2 id3</text:p>
          </table:table-cell>
          <table:table-cell table:style-name="ce6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prune</text:p>
          </table:table-cell>
          <table:table-cell table:style-name="ce6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image prune</text:p>
          </table:table-cell>
          <table:table-cell table:style-name="ce6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system prune</text:p>
          </table:table-cell>
          <table:table-cell table:style-name="ce6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image pull hello-world</text:p>
          </table:table-cell>
          <table:table-cell table:style-name="ce6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un nginx</text:p>
          </table:table-cell>
          <table:table-cell table:style-name="ce6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un -d nginx</text:p>
          </table:table-cell>
          <table:table-cell table:style-name="ce6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stop gifted_edison</text:p>
          </table:table-cell>
          <table:table-cell table:style-name="ce6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m gifted_edison</text:p>
          </table:table-cell>
          <table:table-cell table:style-name="ce6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rm - -force gifted_edison</text:p>
          </table:table-cell>
          <table:table-cell table:style-name="ce6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ontainer exec &lt;container&gt;</text:p>
          </table:table-cell>
          <table:table-cell table:style-name="ce6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d -it - - name looper ubuntu sh -c ‘while true; do date; sleep 1; done”</text:p>
          </table:table-cell>
          <table:table-cell table:style-name="ce6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<text:s/>logs -f looper</text:p>
          </table:table-cell>
          <table:table-cell table:style-name="ce6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pause looper</text:p>
          </table:table-cell>
          <table:table-cell table:style-name="ce6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unpause looper</text:p>
          </table:table-cell>
          <table:table-cell table:style-name="ce6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attach looper</text:p>
          </table:table-cell>
          <table:table-cell table:style-name="ce6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attach looper --no-stdin</text:p>
          </table:table-cell>
          <table:table-cell table:style-name="ce6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exec -it looper bash</text:p>
          </table:table-cell>
          <table:table-cell table:style-name="ce6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root@6d7a5549644a:/# ps aux</text:p>
          </table:table-cell>
          <table:table-cell table:style-name="ce6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root@6d7a5549644a:/# exit</text:p>
          </table:table-cell>
          <table:table-cell table:style-name="ce6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kill looper</text:p>
          </table:table-cell>
          <table:table-cell table:style-name="ce6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d --rm -it --name looper-it ubuntu sh -c 'while true; do date; sleep 1; done'</text:p>
          </table:table-cell>
          <table:table-cell table:style-name="ce6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trl-p + ctrl-q</text:p>
          </table:table-cell>
          <table:table-cell table:style-name="ce6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trl-c</text:p>
          </table:table-cell>
          <table:table-cell table:style-name="ce6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pull ubuntu</text:p>
          </table:table-cell>
          <table:table-cell table:style-name="ce6" office:value-type="string" calcext:value-type="string">
            <text:p>pulls latest ta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pull ubuntu:18.04</text:p>
          </table:table-cell>
          <table:table-cell table:style-name="ce6" office:value-type="string" calcext:value-type="string">
            <text:p>pulls the specified ta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tag ubuntu:18.04 fav_distro:bionic</text:p>
          </table:table-cell>
          <table:table-cell table:style-name="ce6" office:value-type="string" calcext:value-type="string">
            <text:p>change name and ta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search hello-world</text:p>
          </table:table-cell>
          <table:table-cell table:style-name="ce6" office:value-type="string" calcext:value-type="string">
            <text:p>search for an image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ps</text:p>
          </table:table-cell>
          <table:table-cell table:style-name="ce6" office:value-type="string" calcext:value-type="string">
            <text:p>list container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build . -t hello-docker</text:p>
          </table:table-cell>
          <table:table-cell table:style-name="ce6" office:value-type="string" calcext:value-type="string">
            <text:p>builds an image named hello-docker from the Dockerfile that is in the same fold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it hello-docker sh</text:p>
          </table:table-cell>
          <table:table-cell table:style-name="ce6" office:value-type="string" calcext:value-type="string">
            <text:p>goes into to the created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touch additional.txt</text:p>
          </table:table-cell>
          <table:table-cell table:style-name="ce6" office:value-type="string" calcext:value-type="string">
            <text:p>creates a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p ./additional.txt zen_rosalind:/usr/src/app/</text:p>
          </table:table-cell>
          <table:table-cell table:style-name="ce6" office:value-type="string" calcext:value-type="string">
            <text:p>copies the file to the container named zen_rosalind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diff zen_rosalind</text:p>
          </table:table-cell>
          <table:table-cell table:style-name="ce6" office:value-type="string" calcext:value-type="string">
            <text:p>see the differences to the latest ta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<text:span text:style-name="T1">docker commit zen_rosalind</text:span> hello-docker-additional</text:p>
          </table:table-cell>
          <table:table-cell table:style-name="ce6" office:value-type="string" calcext:value-type="string">
            <text:p>saves the changes as a new layer. This is not really used because it is better to change the Dockerfil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hello-docker:v2 ls <text:s/></text:p>
          </table:table-cell>
          <table:table-cell table:style-name="ce6" office:value-type="string" calcext:value-type="string">
            <text:p>lists contents of the docker container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e LANG=C.UTF-8 -e LC_ALL=C.UTF-8 -it ubuntu:18.04</text:p>
          </table:table-cell>
          <table:table-cell table:style-name="ce6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LC_ALL=C.UTF-8 youtube-dl </text:p>
          </table:table-cell>
          <table:table-cell table:style-name="ce6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export LC_ALL=C.UTF-8 </text:p>
          </table:table-cell>
          <table:table-cell table:style-name="ce6" office:value-type="string" calcext:value-type="string">
            <text:p>persist for the sessi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v "$(pwd):/mydir" youtube-dl <text:a xlink:href="https://imgur.com/JY5tHqr" xlink:type="simple">https://imgur.com/JY5tHqr</text:a></text:p>
          </table:table-cell>
          <table:table-cell table:style-name="ce6" office:value-type="string" calcext:value-type="string">
            <text:p>-v flag get the file directly to our host machin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-v $(pwd)/material.md:/mydir/material.md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cp "determined_elion://mydir/Imgur-JY5tHqr.mp4" .</text:p>
          </table:table-cell>
          <table:table-cell table:style-name="ce6" office:value-type="string" calcext:value-type="string">
            <text:p>copy containers file to local machines current location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p 8080:8080 devopsdockeruh/simple-web-service 'server'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 run -v "$(pwd)/test.txt:/usr/src/app/text.log" devopsdockeruh/simple-web-service</text:p>
          </table:table-cell>
          <table:table-cell table:style-name="ce6" office:value-type="string" calcext:value-type="string">
            <text:p>mounts the containers file to local machine 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-compose build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-compose push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docker-compose up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$ docker-compose up --scale compute=2</text:p>
          </table:table-cell>
          <table:table-cell table:style-name="ce6"/>
          <table:table-cell table:number-columns-repeated="1021"/>
        </table:table-row>
        <table:table-row table:style-name="ro1" table:number-rows-repeated="89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5"/>
        <table:table-column table:style-name="co5" table:default-cell-style-name="ce5"/>
        <table:table-column table:style-name="co3" table:default-cell-style-name="ce5"/>
        <table:table-column table:style-name="co4" table:number-columns-repeated="1021" table:default-cell-style-name="ce5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tail -f ./text.log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touch hello.sh</text:p>
          </table:table-cell>
          <table:table-cell table:style-name="ce6" office:value-type="string" calcext:value-type="string">
            <text:p>creates the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nano hello.sh</text:p>
          </table:table-cell>
          <table:table-cell table:style-name="ce6" office:value-type="string" calcext:value-type="string">
            <text:p>opens the nano text editor in the termina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hmod +x hello.sh</text:p>
          </table:table-cell>
          <table:table-cell table:style-name="ce6" office:value-type="string" calcext:value-type="string">
            <text:p>makes the file executable, ie. runnab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./hello.sh</text:p>
          </table:table-cell>
          <table:table-cell table:style-name="ce6" office:value-type="string" calcext:value-type="string">
            <text:p>runs the fi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apt-get update &amp;&amp; apt-get install -y curl </text:p>
          </table:table-cell>
          <table:table-cell table:style-name="ce6" office:value-type="string" calcext:value-type="string">
            <text:p>install curl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chmod a+rx /usr/local/bin/youtube-dl </text:p>
          </table:table-cell>
          <table:table-cell table:style-name="ce6" office:value-type="string" calcext:value-type="string">
            <text:p>add permissions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 calcext:value-type="string">
            <text:p>pwd</text:p>
          </table:table-cell>
          <table:table-cell table:style-name="ce6" office:value-type="string" calcext:value-type="string">
            <text:p>current location</text:p>
          </table:table-cell>
          <table:table-cell table:number-columns-repeated="1021"/>
        </table:table-row>
        <table:table-row table:style-name="ro1" table:number-rows-repeated="138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2:02:27.441417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11T13:37:17.304625915</dc:date>
    <meta:editing-duration>PT6H51M21S</meta:editing-duration>
    <meta:editing-cycles>34</meta:editing-cycles>
    <meta:generator>LibreOffice/6.4.7.2$Linux_X86_64 LibreOffice_project/40$Build-2</meta:generator>
    <meta:document-statistic meta:table-count="2" meta:cell-count="120" meta:object-count="0"/>
  </office:meta>
</office:document-meta>
</file>